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30 September 2014</text:p>
      <text:p text:style-name="P3">How To Lose A Seat Of Power</text:p>
      <text:p text:style-name="P4"><text:tab/>Politicians bud then blossom with their grand ideals, just to whither away out of existence. They all seem to begin with their own fascinating grand plans, driving them and their followers into fame, just to be crushed under political fallout with their volatile imperfections out in the open. My families history is filled with powerful political figures, as the Parnell's were one of the few land-owning families with voting rights in Ireland centuries ago. Dublin is the city where Charles Stewart Parnell, one of the most powerful and influential political figures in Irish history grew to fame, pioneering his “Home Rule” Bill. Despite appearing nearly immortal to the public eye, a genius in political manipulation, he still found a way to lose his authority, in an explosive public confrontation.</text:p>
      <text:p text:style-name="P4"><text:tab/>Charles Stewart Parnell, or Charles for short, being one of the greatest and most fascinating historical figures in Irish history, is a man contained in my family heritage, and is proudly declared by my father and I. Charles was a rebel, just as everyone in my family are still to this day, never seemingly fully trusting authority. He called for the freedom of Ireland, to end the poverty they were facing, a liberty the people were starving for. At one point he was even declared “The uncrowned king of Ireland,” as he stood his ground against the tyrannical UK leaders, placing his own life within the spotlight for enemies to toy with. He was imperfect having a vice, but despite this, he is known in our family as one of the men who sacrificed himself bravely, in order to ensure the people had the future they desired.</text:p>
      <text:p text:style-name="P4"><text:tab/>Charles had the strength and power to motivate individuals to group together and fight for their freedoms, showing how together they were strong. By utilizing intense public protests, he enabled <text:soft-page-break/>farmers to stay on their own properties when the unfair British taxes would have prevented them. He gave the corrupt something to fear, by obstructing English legislation in order to bring attention to Ireland's mass starvation, without destroying his own public image in the process. He was renowned as a fierce political opponent, him and his party were highly organized and efficient, pulling in support by the starving Irish public.</text:p>
      <text:p text:style-name="P4"><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having mass followers allowing him to direct obstructions against the opponents political functions without ever actually being politically injured. It is likely due to this, he may have felt as a god among men, and became arrogant, and sloppy when keeping his imperfections secure. He was no longer pure, as any virgin politician not yet corrupted with the taste of power, would know to keep his head low, and his privacy secure.</text:p>
      <text:p text:style-name="P4"><text:tab/>In 1889, his greatest secret, his greatest vice became exposed to the public. A scandal was brewing, his lover was in the process of a divorce with her real husband. The court declared that Charles was the corespondent in the divorce, as everything was proven and official soon after the case began, his love letters were discovered. Charles lost his support from the catholic church and more than half of his political party. The incident was so extreme, and harmed him so greatly that soon after the incident, he passed away, setting the official seal of <text:s/>retirement from his political career. Despite his final mistake, and his frantic maneuvers to restore his political position, he was still declared the most influential politician of the time in Ireland. His funeral was a magnificent one, leaving the Parnell name not as a reminder of the scandal, but as a reminder of a man, an Irish hero who cared about the people, enough to have a statue erected of him in his home town.</text:p>
      <text:p text:style-name="P4"><text:tab/>The concept is simple, losing a political seat of power only requires a mistake which exposes a <text:soft-page-break/>vice that a politically supporting organization would not agree with. For instance, scandals; Charles was largely supported by the Catholic church and religious citizens. To simply disobey their fundamental principals, is political suicide. Even in the modern day, scandals can be serious, as the more recent case with the WikiLeaks founder Julian Assange soon found out. <text:s/>Charle's political influence was not destroyed by an opposing political party, but by the publics basic perception of any individual who is put on trial for scandal. It is public perception that keeps a politician in power, disregarding it as Charles Stewart Parnell did, is the cleanest, quickest route to l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9:48:18.73</meta:creation-date>
    <dc:date>2014-10-06T14:58:20</dc:date>
    <meta:editing-duration>PT6H9M11S</meta:editing-duration>
    <meta:editing-cycles>25</meta:editing-cycles>
    <meta:generator>LibreOffice/3.5$Linux_X86_64 LibreOffice_project/350m1$Build-2</meta:generator>
    <meta:print-date>2014-10-06T08:01:02.94</meta:print-date>
    <dc:creator>trillobite </dc:creator>
    <meta:document-statistic meta:table-count="0" meta:image-count="0" meta:object-count="0" meta:page-count="3" meta:paragraph-count="12" meta:word-count="812" meta:character-count="4852" meta:non-whitespace-character-count="4044"/>
    <meta:user-defined meta:name="Info 1"/>
    <meta:user-defined meta:name="Info 2"/>
    <meta:user-defined meta:name="Info 3"/>
    <meta:user-defined meta:name="Info 4"/>
  </office:meta>
</office:document-meta>
</file>